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5cm" svg:stroke-color="#0047ff" draw:marker-start-width="0.275cm" draw:marker-end="Linienende_20_1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7cm" svg:height="3.35cm" svg:x="2.83cm" svg:y="7.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.35cm" svg:x="2.8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.35cm" svg:x="2.8cm" svg:y="15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.35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013cm" svg:height="1.014cm" svg:x="3cm" svg:y="4.813cm">
          <text:p text:style-name="P1"><text:span text:style-name="T1">A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1.014cm" svg:height="1.013cm" svg:x="5.837cm" svg:y="3.8cm">
          <text:p text:style-name="P1"><text:span text:style-name="T1">A</text:span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3" draw:id="id3" draw:layer="layout" svg:width="1.014cm" svg:height="1.013cm" svg:x="5.837cm" svg:y="5.827cm">
          <text:p text:style-name="P1"><text:span text:style-name="T1">A</text:span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865cm" svg:y1="4.961cm" svg:x2="5.837cm" svg:y2="4.306cm" draw:start-shape="id1" draw:start-glue-point="11" draw:end-shape="id2" draw:end-glue-point="6" svg:d="m3865 4961 1972-655">
          <text:p/>
        </draw:connector>
        <draw:connector draw:style-name="gr3" draw:text-style-name="P1" draw:layer="layout" draw:type="line" svg:x1="3.865cm" svg:y1="5.679cm" svg:x2="5.837cm" svg:y2="6.333cm" draw:start-shape="id1" draw:start-glue-point="9" draw:end-shape="id3" draw:end-glue-point="6" svg:d="m3865 5679 1972 654">
          <text:p/>
        </draw:connector>
        <draw:custom-shape draw:style-name="gr2" draw:text-style-name="P2" xml:id="id4" draw:id="id4" draw:layer="layout" svg:width="1.013cm" svg:height="1.014cm" svg:x="8.675cm" svg:y="4.813cm">
          <text:p text:style-name="P1"><text:span text:style-name="T1">A</text:span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851cm" svg:y1="4.306cm" svg:x2="8.823cm" svg:y2="4.961cm" draw:start-shape="id2" draw:start-glue-point="10" draw:end-shape="id4" draw:end-glue-point="5" svg:d="m6851 4306 1972 655">
          <text:p/>
        </draw:connector>
        <draw:connector draw:style-name="gr3" draw:text-style-name="P1" draw:layer="layout" draw:type="line" svg:x1="6.851cm" svg:y1="6.333cm" svg:x2="8.823cm" svg:y2="5.679cm" draw:start-shape="id3" draw:start-glue-point="10" draw:end-shape="id4" draw:end-glue-point="7" svg:d="m6851 6333 1972-654">
          <text:p/>
        </draw:connector>
        <draw:custom-shape draw:style-name="gr2" draw:text-style-name="P2" xml:id="id5" draw:id="id5" draw:layer="layout" svg:width="1.013cm" svg:height="1.013cm" svg:x="2.999cm" svg:y="8.866cm">
          <text:p text:style-name="P1"><text:span text:style-name="T1">B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6" draw:id="id6" draw:layer="layout" svg:width="1.014cm" svg:height="1.014cm" svg:x="5.836cm" svg:y="7.852cm">
          <text:p text:style-name="P1"><text:span text:style-name="T1">B</text:span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7" draw:id="id7" draw:layer="layout" svg:width="1.014cm" svg:height="1.013cm" svg:x="5.836cm" svg:y="9.879cm">
          <text:p text:style-name="P1"><text:span text:style-name="T1">B</text:span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864cm" svg:y1="9.014cm" svg:x2="5.836cm" svg:y2="8.359cm" draw:start-shape="id5" draw:start-glue-point="11" draw:end-shape="id6" draw:end-glue-point="6" svg:d="m3864 9014 1972-655">
          <text:p/>
        </draw:connector>
        <draw:connector draw:style-name="gr3" draw:text-style-name="P1" draw:layer="layout" draw:type="line" svg:x1="3.864cm" svg:y1="9.731cm" svg:x2="5.836cm" svg:y2="10.385cm" draw:start-shape="id5" draw:start-glue-point="9" draw:end-shape="id7" draw:end-glue-point="6" svg:d="m3864 9731 1972 654">
          <text:p/>
        </draw:connector>
        <draw:custom-shape draw:style-name="gr2" draw:text-style-name="P2" xml:id="id8" draw:id="id8" draw:layer="layout" svg:width="1.013cm" svg:height="1.013cm" svg:x="8.674cm" svg:y="8.866cm">
          <text:p text:style-name="P1"><text:span text:style-name="T1">B</text:span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85cm" svg:y1="8.359cm" svg:x2="8.822cm" svg:y2="9.014cm" draw:start-shape="id6" draw:start-glue-point="10" draw:end-shape="id8" draw:end-glue-point="5" svg:d="m6850 8359 1972 655">
          <text:p/>
        </draw:connector>
        <draw:connector draw:style-name="gr3" draw:text-style-name="P1" draw:layer="layout" draw:type="line" svg:x1="6.85cm" svg:y1="10.385cm" svg:x2="8.822cm" svg:y2="9.731cm" draw:start-shape="id7" draw:start-glue-point="10" draw:end-shape="id8" draw:end-glue-point="7" svg:d="m6850 10385 1972-654">
          <text:p/>
        </draw:connector>
        <draw:connector draw:style-name="gr3" draw:text-style-name="P1" draw:layer="layout" draw:type="line" svg:x1="6.343cm" svg:y1="9.879cm" svg:x2="6.343cm" svg:y2="8.866cm" draw:start-shape="id7" draw:start-glue-point="4" draw:end-shape="id6" draw:end-glue-point="8" svg:d="m6343 9879v-1013">
          <text:p/>
        </draw:connector>
        <draw:custom-shape draw:style-name="gr2" draw:text-style-name="P2" xml:id="id9" draw:id="id9" draw:layer="layout" svg:width="1.013cm" svg:height="1.013cm" svg:x="3cm" svg:y="12.92cm">
          <text:p text:style-name="P1"><text:span text:style-name="T1">C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0" draw:id="id10" draw:layer="layout" svg:width="1.014cm" svg:height="1.013cm" svg:x="5.837cm" svg:y="11.907cm">
          <text:p text:style-name="P1"><text:span text:style-name="T1">C</text:span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1" draw:id="id11" draw:layer="layout" svg:width="1.014cm" svg:height="1.014cm" svg:x="5.837cm" svg:y="13.933cm">
          <text:p text:style-name="P1"><text:span text:style-name="T1">C</text:span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865cm" svg:y1="13.068cm" svg:x2="5.837cm" svg:y2="12.413cm" draw:start-shape="id9" draw:start-glue-point="11" draw:end-shape="id10" draw:end-glue-point="6" svg:d="m3865 13068 1972-655">
          <text:p/>
        </draw:connector>
        <draw:connector draw:style-name="gr3" draw:text-style-name="P1" draw:layer="layout" draw:type="line" svg:x1="3.865cm" svg:y1="13.785cm" svg:x2="5.837cm" svg:y2="14.44cm" draw:start-shape="id9" draw:start-glue-point="9" draw:end-shape="id11" draw:end-glue-point="6" svg:d="m3865 13785 1972 655">
          <text:p/>
        </draw:connector>
        <draw:custom-shape draw:style-name="gr2" draw:text-style-name="P2" xml:id="id12" draw:id="id12" draw:layer="layout" svg:width="1.013cm" svg:height="1.013cm" svg:x="8.675cm" svg:y="12.92cm">
          <text:p text:style-name="P1"><text:span text:style-name="T1">C</text:span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851cm" svg:y1="14.44cm" svg:x2="8.823cm" svg:y2="13.785cm" draw:start-shape="id11" draw:start-glue-point="10" draw:end-shape="id12" draw:end-glue-point="7" svg:d="m6851 14440 1972-655">
          <text:p/>
        </draw:connector>
        <draw:connector draw:style-name="gr3" draw:text-style-name="P1" draw:layer="layout" draw:type="line" svg:x1="8.823cm" svg:y1="13.068cm" svg:x2="6.851cm" svg:y2="12.413cm" draw:start-shape="id12" draw:start-glue-point="5" draw:end-shape="id10" draw:end-glue-point="10" svg:d="m8823 13068-1972-655">
          <text:p/>
        </draw:connector>
        <draw:custom-shape draw:style-name="gr2" draw:text-style-name="P2" xml:id="id13" draw:id="id13" draw:layer="layout" svg:width="1.013cm" svg:height="1.014cm" svg:x="2.999cm" svg:y="16.972cm">
          <text:p text:style-name="P1"><text:span text:style-name="T1">D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4" draw:id="id14" draw:layer="layout" svg:width="1.014cm" svg:height="1.013cm" svg:x="5.836cm" svg:y="15.959cm">
          <text:p text:style-name="P1"><text:span text:style-name="T1">D</text:span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15" draw:id="id15" draw:layer="layout" svg:width="1.014cm" svg:height="1.013cm" svg:x="5.836cm" svg:y="17.986cm">
          <text:p text:style-name="P1"><text:span text:style-name="T1">D</text:span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3.864cm" svg:y1="17.12cm" svg:x2="5.836cm" svg:y2="16.465cm" draw:start-shape="id13" draw:start-glue-point="11" draw:end-shape="id14" draw:end-glue-point="6" svg:d="m3864 17120 1972-655">
          <text:p/>
        </draw:connector>
        <draw:connector draw:style-name="gr3" draw:text-style-name="P1" draw:layer="layout" draw:type="line" svg:x1="3.864cm" svg:y1="17.838cm" svg:x2="5.836cm" svg:y2="18.492cm" draw:start-shape="id13" draw:start-glue-point="9" draw:end-shape="id15" draw:end-glue-point="6" svg:d="m3864 17838 1972 654">
          <text:p/>
        </draw:connector>
        <draw:custom-shape draw:style-name="gr2" draw:text-style-name="P2" xml:id="id16" draw:id="id16" draw:layer="layout" svg:width="1.013cm" svg:height="1.014cm" svg:x="8.674cm" svg:y="16.972cm">
          <text:p text:style-name="P1"><text:span text:style-name="T1">D</text:span><text:span text:style-name="T2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1" draw:layer="layout" draw:type="line" svg:x1="6.85cm" svg:y1="18.492cm" svg:x2="8.822cm" svg:y2="17.838cm" draw:start-shape="id15" draw:start-glue-point="10" draw:end-shape="id16" draw:end-glue-point="7" svg:d="m6850 18492 1972-654">
          <text:p/>
        </draw:connector>
        <draw:connector draw:style-name="gr3" draw:text-style-name="P1" draw:layer="layout" draw:type="line" svg:x1="8.822cm" svg:y1="17.12cm" svg:x2="6.85cm" svg:y2="16.465cm" draw:start-shape="id16" draw:start-glue-point="5" draw:end-shape="id14" draw:end-glue-point="10" svg:d="m8822 17120-1972-655">
          <text:p/>
        </draw:connector>
        <draw:connector draw:style-name="gr3" draw:text-style-name="P1" draw:layer="layout" draw:type="line" svg:x1="6.343cm" svg:y1="16.972cm" svg:x2="6.343cm" svg:y2="17.986cm" draw:start-shape="id14" draw:start-glue-point="8" draw:end-shape="id15" draw:end-glue-point="4" svg:d="m6343 16972v10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1" draw:display-name="Linienende 1" svg:viewBox="0 0 1013 1130" svg:d="m1009 1050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Pohl</meta:initial-creator>
    <meta:creation-date>2012-03-30T11:09:29</meta:creation-date>
    <dc:date>2012-05-31T10:07:30</dc:date>
    <dc:creator>marsietis </dc:creator>
    <meta:editing-duration>PT3H2M</meta:editing-duration>
    <meta:editing-cycles>4</meta:editing-cycles>
    <meta:generator>LibreOffice/3.5$Linux_x86 LibreOffice_project/350m1$Build-2</meta:generator>
    <meta:document-statistic meta:object-count="38"/>
  </office:meta>
</office:document-meta>
</file>